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B</text:p>
          </table:table-cell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s original</text:p>
          </table:table-cell>
          <table:table-cell table:style-name="ce8" office:value-type="string" calcext:value-type="string">
            <text:p>vs final</text:p>
          </table:table-cell>
          <table:table-cell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Default" office:value-type="string" calcext:value-type="string">
            <text:p>elm.js</text:p>
          </table:table-cell>
          <table:table-cell table:style-name="ce6" office:value-type="string" calcext:value-type="string">
            <text:p>-</text:p>
          </table:table-cell>
          <table:table-cell table:style-name="ce7" table:formula="of:=[.A2]/[.A$5]" office:value-type="float" office:value="11.2083333333333" calcext:value-type="float">
            <text:p>11.2</text:p>
          </table:table-cell>
          <table:table-cell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Default" office:value-type="string" calcext:value-type="string">
            <text:p>elm.min.js</text:p>
          </table:table-cell>
          <table:table-cell table:style-name="ce7" table:formula="of:=[.A$2]/[.A3]" office:value-type="float" office:value="3.73611111111111" calcext:value-type="float">
            <text:p>3.7</text:p>
          </table:table-cell>
          <table:table-cell table:style-name="ce7" table:formula="of:=[.A3]/[.A$5]" office:value-type="float" office:value="3" calcext:value-type="float">
            <text:p>3.0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Default" office:value-type="string" calcext:value-type="string">
            <text:p>elm.js.gz</text:p>
          </table:table-cell>
          <table:table-cell table:style-name="ce7" table:formula="of:=[.A$2]/[.A4]" office:value-type="float" office:value="5.38" calcext:value-type="float">
            <text:p>5.4</text:p>
          </table:table-cell>
          <table:table-cell table:style-name="ce7" table:formula="of:=[.A4]/[.A$5]" office:value-type="float" office:value="2.08333333333333" calcext:value-type="float">
            <text:p>2.1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Default" office:value-type="string" calcext:value-type="string">
            <text:p>elm.min.js.gz</text:p>
          </table:table-cell>
          <table:table-cell table:style-name="ce7" table:formula="of:=[.A$2]/[.A5]" office:value-type="float" office:value="11.2083333333333" calcext:value-type="float">
            <text:p>11.2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Summar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zip is the biggest win, and is just a once-off server setting =&gt; going to do this any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 gzip =&gt; ~5x shr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o minify =&gt; further ~2x shr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 ~10x shrink for both (as a rule-of-thumb figu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output is about the size of a small image =&gt; not a bottlen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 if we don't minify, it's probably still not a bottleneck.</text:p>
          </table:table-cell>
          <table:table-cell table:number-columns-repeated="4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08:47:48.240656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4:21:42.150346374</meta:creation-date>
    <dc:date>2016-11-01T09:21:23.030017291</dc:date>
    <meta:editing-duration>PT51M53S</meta:editing-duration>
    <meta:editing-cycles>35</meta:editing-cycles>
    <meta:generator>LibreOffice/4.2.8.2$Linux_X86_64 LibreOffice_project/420m0$Build-2</meta:generator>
    <meta:document-statistic meta:table-count="1" meta:cell-count="27" meta:object-count="0"/>
  </office:meta>
</office:document-meta>
</file>